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Lijstalinea" style:list-style-name="LFO2" style:family="paragraph">
      <style:text-properties fo:font-size="16pt" style:font-size-asian="16pt" style:font-size-complex="16pt"/>
    </style:style>
    <style:style style:name="P3" style:parent-style-name="Lijstalinea" style:list-style-name="LFO2" style:family="paragraph">
      <style:text-properties fo:font-size="16pt" style:font-size-asian="16pt" style:font-size-complex="16pt"/>
    </style:style>
    <style:style style:name="P4" style:parent-style-name="Lijstalinea" style:list-style-name="LFO2" style:family="paragraph">
      <style:text-properties fo:font-size="16pt" style:font-size-asian="16pt" style:font-size-complex="16pt"/>
    </style:style>
    <style:style style:name="P5" style:parent-style-name="Lijstalinea" style:list-style-name="LFO2" style:family="paragraph">
      <style:text-properties fo:font-size="16pt" style:font-size-asian="16pt" style:font-size-complex="16pt"/>
    </style:style>
    <style:style style:name="P6" style:parent-style-name="Lijstalinea" style:list-style-name="LFO2" style:family="paragraph">
      <style:text-properties fo:font-size="16pt" style:font-size-asian="16pt" style:font-size-complex="16pt"/>
    </style:style>
    <style:style style:name="P7" style:parent-style-name="Lijstalinea" style:list-style-name="LFO2" style:family="paragraph"/>
    <style:style style:name="T8" style:parent-style-name="Standaardalinea-lettertype" style:family="text">
      <style:text-properties fo:font-size="16pt" style:font-size-asian="16pt" style:font-size-complex="16pt"/>
    </style:style>
    <style:style style:name="T9" style:parent-style-name="Standaardalinea-lettertype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Concurrentieonderzoek webshop<text:s/>marktplaats</text:p>
      <text:list text:style-name="LFO2" text:continue-numbering="true">
        <text:list-item>
          <text:p text:style-name="P2">De doelgroep is duidelijk, omdat alles in categorieën is geplaatst</text:p>
        </text:list-item>
        <text:list-item>
          <text:p text:style-name="P3">Duidelijke iconen voor wat het bedoeld is</text:p>
        </text:list-item>
        <text:list-item>
          <text:p text:style-name="P4">Kan zelf bepalen op welke locatie je het product het liefst wilt hebben, door je postcode in te vullen.</text:p>
        </text:list-item>
        <text:list-item>
          <text:p text:style-name="P5">Makkelijk te gebruiken voor mensen die de webpagina bezoeken</text:p>
        </text:list-item>
        <text:list-item>
          <text:p text:style-name="P6">De info onder de link van marktplaats staat een korte beschrijving over wat het is</text:p>
        </text:list-item>
        <text:list-item>
          <text:p text:style-name="P7"><text:span text:style-name="T8">Marktplaats<text:s/></text:span><text:span text:style-name="T9">heeft een sectie voor meest gestelde vragen, en ook een chat waar je snel vragen kan stellen en ook direct een antwoordt op je vraag krijgt, dat heel handig i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Lassina Diaby</meta:initial-creator>
    <dc:creator>Ben Lassina Diaby</dc:creator>
    <meta:creation-date>2023-05-08T10:05:00Z</meta:creation-date>
    <dc:date>2023-05-08T18:09:00Z</dc:date>
    <meta:template xlink:href="Normal.dotm" xlink:type="simple"/>
    <meta:editing-cycles>3</meta:editing-cycles>
    <meta:editing-duration>PT29040S</meta:editing-duration>
    <meta:document-statistic meta:page-count="1" meta:paragraph-count="1" meta:word-count="87" meta:character-count="570" meta:row-count="4" meta:non-whitespace-character-count="484"/>
  </office:meta>
</office:document-meta>
</file>